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363000078B500003A369FEB2D89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ffff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opacity="50%" draw:textarea-vertical-align="top" draw:shadow-opacity="50%"/>
    </style:style>
    <style:style style:name="gr7" style:family="graphic" style:parent-style-name="standard">
      <style:graphic-properties svg:stroke-width="0.1cm" svg:stroke-color="#000000" draw:marker-start-width="0.35cm" draw:marker-end-width="0.35cm" draw:opacity="50%" draw:textarea-vertical-align="middle" fo:padding-top="0.175cm" fo:padding-bottom="0.175cm" fo:padding-left="0.3cm" fo:padding-right="0.3cm" draw:shadow-opacity="50%"/>
    </style:style>
    <style:style style:name="gr8" style:family="graphic" style:parent-style-name="standard">
      <style:graphic-properties draw:opacity="50%" draw:textarea-vertical-align="middle" draw:shadow-opacity="50%"/>
    </style:style>
    <style:style style:name="gr9" style:family="graphic" style:parent-style-name="objectwithoutfill">
      <style:graphic-properties svg:stroke-width="0.2cm" svg:stroke-color="#ffff00" draw:marker-start-width="0.5cm" draw:marker-end="Arrow" draw:marker-end-width="0.6cm" draw:fill="none" draw:opacity="50%" draw:textarea-vertical-align="middle" fo:padding-top="0.225cm" fo:padding-bottom="0.225cm" fo:padding-left="0.35cm" fo:padding-right="0.35cm" draw:shadow-opacity="50%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subtitle">
      <style:graphic-properties draw:fill-color="#ffffff" draw:auto-grow-height="true" fo:min-height="14.917cm"/>
    </style:style>
    <style:style style:name="pr5" style:family="presentation" style:parent-style-name="lyt-darkblue-subtitle">
      <style:graphic-properties draw:fill-color="#ffffff" draw:auto-grow-height="true" fo:min-height="9.1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text-align="start"/>
      <style:text-properties fo:color="#ffffff" fo:font-size="32pt" style:font-size-asian="32pt" style:font-size-complex="32pt"/>
    </style:style>
    <style:style style:name="P5" style:family="paragraph">
      <style:paragraph-properties fo:text-align="start"/>
      <style:text-properties fo:color="#ffffff" fo:font-size="36pt" style:font-size-asian="36pt" style:font-size-complex="36pt"/>
    </style:style>
    <style:style style:name="P6" style:family="paragraph">
      <style:text-properties fo:font-size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color="#ff0000" fo:font-size="28pt" style:font-size-asian="28pt" style:font-size-complex="28pt"/>
    </style:style>
    <style:style style:name="P10" style:family="paragraph">
      <style:paragraph-properties fo:text-align="center"/>
      <style:text-properties fo:color="#ff0000" fo:font-size="26pt" style:font-size-asian="26pt" style:font-size-complex="26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00" fo:font-size="36pt" style:font-size-asian="36pt" style:font-size-complex="36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2cm" svg:height="4.116cm" svg:x="2.058cm" svg:y="0.48cm" presentation:class="title" presentation:user-transformed="true">
          <draw:text-box>
            <text:p text:style-name="P1"><text:span text:style-name="T1">Технологии разработки алгоритмов решения инженерных задач</text:span><text:span text:style-name="T1"><text:line-break/></text:span><text:span text:style-name="T2">лекция №8</text:span></text:p>
          </draw:text-box>
        </draw:frame>
        <draw:frame presentation:style-name="pr2" draw:text-style-name="P4" draw:layer="layout" svg:width="24.369cm" svg:height="13.795cm" svg:x="2.058cm" svg:y="5.413cm" presentation:class="subtitle" presentation:user-transformed="true">
          <draw:text-box>
            <text:p text:style-name="P2"><text:span text:style-name="T3">7. Алгоритмы на деревьях</text:span></text:p>
            <text:p text:style-name="P3"><text:span text:style-name="T3">7.1. Бинарное дерево. Организация, реализация с разделением данных и алгоритмами управления данными.</text:span></text:p>
            <text:p text:style-name="P3"><text:span text:style-name="T3">7.2. Добавление элемента к дереву, равномерное заполнение. Сортированные дерево.</text:span></text:p>
            <text:p text:style-name="P3"><text:span text:style-name="T3">7.3. Сортировка в дереве. Сложность алгоритма. Операции над структурой дерева: поворот влево / вправо.</text:span></text:p>
            <text:p text:style-name="P3"><text:span text:style-name="T3">7.4. Игра «Зоопарк». Реализация статического бинарного дерева в массиве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понятие деревьев</text:span>а</text:p>
          </draw:text-box>
        </draw:frame>
        <draw:frame presentation:style-name="pr4" draw:text-style-name="P5" draw:layer="layout" svg:width="24.369cm" svg:height="14.917cm" svg:x="2.058cm" svg:y="4.291cm" presentation:class="subtitle" presentation:user-transformed="true">
          <draw:text-box>
            <text:p text:style-name="P2"><text:span text:style-name="T4">дерево</text:span><text:span text:style-name="T5"> - множество связанных ссылками элементов. </text:span></text:p>
            <text:p text:style-name="P2"><text:span text:style-name="T5"/></text:p>
            <text:p text:style-name="P2"><text:span text:style-name="T5">Элемент на который не имеет ссылки с других элементов называется </text:span><text:span text:style-name="T4">корнем деревья</text:span><text:span text:style-name="T5">.</text:span></text:p>
            <text:p text:style-name="P2"><text:span text:style-name="T5"/></text:p>
            <text:p text:style-name="P2"><text:span text:style-name="T5">Если в дереве элементы содержат не более двух ссылок на следующие элементы, то такое </text:span><text:span text:style-name="T4">дерево называют бинарным</text:span><text:span text:style-name="T5">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понятие деревьев</text:span>а</text:p>
          </draw:text-box>
        </draw:frame>
        <draw:frame draw:style-name="gr2" draw:text-style-name="P1" draw:layer="layout" svg:width="23.45cm" svg:height="12cm" svg:x="2.8cm" svg:y="5.2cm">
          <draw:image xlink:href="Pictures/20000363000078B500003A369FEB2D89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понятие деревьев</text:span>а</text:p>
          </draw:text-box>
        </draw:frame>
        <draw:frame presentation:style-name="pr4" draw:text-style-name="P5" draw:layer="layout" svg:width="24.369cm" svg:height="15.762cm" svg:x="2.058cm" svg:y="3.869cm" presentation:class="subtitle" presentation:user-transformed="true">
          <draw:text-box>
            <text:p text:style-name="P2"><text:span text:style-name="T5">Класс элемента бинарного дерева:</text:span></text:p>
            <text:p text:style-name="P2"><text:span text:style-name="T5"/></text:p>
            <text:p text:style-name="P2"><text:span text:style-name="T6">class</text:span><text:span text:style-name="T7"> CElement {</text:span></text:p>
            <text:p text:style-name="P2"><text:span text:style-name="T7"><text:tab/></text:span><text:span text:style-name="T6">public</text:span><text:span text:style-name="T7">:</text:span></text:p>
            <text:p text:style-name="P2"><text:span text:style-name="T7"><text:s text:c="6"/></text:span><text:span text:style-name="T7">CElement (int A)</text:span></text:p>
            <text:p text:style-name="P2"><text:span text:style-name="T7"><text:s text:c="6"/></text:span><text:span text:style-name="T6">int</text:span><text:span text:style-name="T7"> N;  </text:span></text:p>
            <text:p text:style-name="P2"><text:span text:style-name="T7"><text:s text:c="6"/></text:span><text:span text:style-name="T7">CElement * left, * right;</text:span></text:p>
            <text:p text:style-name="P2"><text:span text:style-name="T7">};</text:span></text:p>
            <text:p text:style-name="P2"><text:span text:style-name="T7">// Конструктор</text:span></text:p>
            <text:p text:style-name="P2"><text:span text:style-name="T7">Celement :: CElement (</text:span><text:span text:style-name="T6">int</text:span><text:span text:style-name="T7"> A = 0)</text:span></text:p>
            <text:p text:style-name="P2"><text:span text:style-name="T7">{Left = right = NULL; N = A; 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понятие деревьев</text:span>а</text:p>
          </draw:text-box>
        </draw:frame>
        <draw:frame presentation:style-name="pr4" draw:text-style-name="P5" draw:layer="layout" svg:width="24.369cm" svg:height="15.796cm" svg:x="2.058cm" svg:y="3.852cm" presentation:class="subtitle" presentation:user-transformed="true">
          <draw:text-box>
            <text:p text:style-name="P2"><text:span text:style-name="T5">Класс управления бинарным деревом:</text:span></text:p>
            <text:p text:style-name="P2"><text:span text:style-name="T6">class</text:span><text:span text:style-name="T7"> CBynary {</text:span></text:p>
            <text:p text:style-name="P2"><text:span text:style-name="T7"><text:tab/></text:span><text:span text:style-name="T6">public</text:span><text:span text:style-name="T7">:</text:span></text:p>
            <text:p text:style-name="P2"><text:span text:style-name="T7"><text:s text:c="6"/></text:span><text:span text:style-name="T7">Cbynary ();</text:span></text:p>
            <text:p text:style-name="P2"><text:span text:style-name="T7"><text:s text:c="6"/></text:span><text:span text:style-name="T7">// Действия с деревом</text:span></text:p>
            <text:p text:style-name="P2"><text:span text:style-name="T7"><text:s text:c="2"/></text:span><text:span text:style-name="T6">private</text:span><text:span text:style-name="T7">:</text:span></text:p>
            <text:p text:style-name="P2"><text:span text:style-name="T7"><text:s text:c="6"/></text:span><text:span text:style-name="T7">CElement * Root, * Now;</text:span></text:p>
            <text:p text:style-name="P2"><text:span text:style-name="T7">};</text:span></text:p>
            <text:p text:style-name="P2"><text:span text:style-name="T7">// Конструктор</text:span></text:p>
            <text:p text:style-name="P2"><text:span text:style-name="T7">CBynary :: CBynary ()</text:span></text:p>
            <text:p text:style-name="P2"><text:span text:style-name="T7">{Root = NULL; 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4" draw:text-style-name="P5" draw:layer="layout" svg:width="24.369cm" svg:height="15.49cm" svg:x="2.058cm" svg:y="4.005cm" presentation:class="subtitle" presentation:user-transformed="true">
          <draw:text-box>
            <text:p text:style-name="P2"><text:span text:style-name="T5">Класс управления бинарным деревом. Действия с элементами:</text:span></text:p>
            <text:p text:style-name="P3"><text:span text:style-name="T5">1) Добавить элемент к настоящему как левый или правый.</text:span></text:p>
            <text:p text:style-name="P3"><text:span text:style-name="T5">2) Получить настоящее элемент.</text:span></text:p>
            <text:p text:style-name="P3"><text:span text:style-name="T5">3) Сделать нынешним корневой.</text:span></text:p>
            <text:p text:style-name="P3"><text:span text:style-name="T5">4) Сделать нынешним левый, правый.</text:span></text:p>
            <text:p text:style-name="P3"><text:span text:style-name="T5">5) элемент.</text:span></text:p>
            <text:p text:style-name="P3"><text:span text:style-name="T5">6) Удалить настоящее элемент.</text:span></text:p>
            <text:p text:style-name="P3"><text:span text:style-name="T5">7) Очистить дерево.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11.89cm" svg:x="0.9cm" svg:y="4.102cm" presentation:class="subtitle" presentation:user-transformed="true">
          <draw:text-box>
            <text:p text:style-name="P2"><text:span text:style-name="T5">1) Добавить элемент к настоящему как левый или правый.</text:span></text:p>
            <text:p text:style-name="P2"><text:span text:style-name="T5"/></text:p>
            <text:p text:style-name="P7"><text:span text:style-name="T8">int</text:span><text:span text:style-name="T9"> CBynary :: addLeft (CElement * E)</text:span></text:p>
            <text:p text:style-name="P7"><text:span text:style-name="T9">{</text:span></text:p>
            <text:p text:style-name="P7"><text:span text:style-name="T9"><text:s text:c="2"/></text:span><text:span text:style-name="T8">if</text:span><text:span text:style-name="T9">((Now! = NULL)</text:span><text:span text:style-name="T8">&amp;&amp;</text:span><text:span text:style-name="T9">(Now-&gt; left == NULL))</text:span></text:p>
            <text:p text:style-name="P7"><text:span text:style-name="T9"><text:s text:c="2"/></text:span><text:span text:style-name="T9">{Now-&gt; left = E; </text:span><text:span text:style-name="T8">return</text:span><text:span text:style-name="T9"> 1;}</text:span></text:p>
            <text:p text:style-name="P7"><text:span text:style-name="T9"><text:s text:c="2"/></text:span><text:span text:style-name="T8">return</text:span><text:span text:style-name="T9"> 0;</text:span></text:p>
            <text:p text:style-name="P7"><text:span text:style-name="T9">}</text:span></text:p>
          </draw:text-box>
        </draw:frame>
        <draw:line draw:style-name="gr3" draw:text-style-name="P1" draw:layer="layout" svg:x1="22.3cm" svg:y1="15.4cm" svg:x2="20.6cm" svg:y2="16.8cm">
          <text:p/>
        </draw:line>
        <draw:g>
          <draw:rect draw:style-name="gr4" draw:text-style-name="P8" draw:layer="layout" svg:width="3.4cm" svg:height="2.8cm" svg:x="22.2cm" svg:y="12.8cm">
            <text:p text:style-name="P1"><text:span text:style-name="T10">Now</text:span></text:p>
          </draw:rect>
          <draw:rect draw:style-name="gr5" draw:text-style-name="P8" draw:layer="layout" svg:width="1.4cm" svg:height="1.4cm" svg:x="24.15cm" svg:y="14.15cm">
            <text:p text:style-name="P1"><text:span text:style-name="T10">П</text:span></text:p>
          </draw:rect>
          <draw:rect draw:style-name="gr5" draw:text-style-name="P8" draw:layer="layout" svg:width="1.4cm" svg:height="1.4cm" svg:x="22.15cm" svg:y="14.15cm">
            <text:p text:style-name="P1"><text:span text:style-name="T10">Л</text:span></text:p>
          </draw:rect>
        </draw:g>
        <draw:g>
          <draw:rect draw:style-name="gr4" draw:text-style-name="P8" draw:layer="layout" svg:width="3.4cm" svg:height="2.8cm" svg:x="17.25cm" svg:y="16.8cm">
            <text:p text:style-name="P1"><text:span text:style-name="T10">Е</text:span></text:p>
          </draw:rect>
          <draw:rect draw:style-name="gr5" draw:text-style-name="P8" draw:layer="layout" svg:width="1.4cm" svg:height="1.4cm" svg:x="19.2cm" svg:y="18.15cm">
            <text:p text:style-name="P1"><text:span text:style-name="T10">П</text:span></text:p>
          </draw:rect>
          <draw:rect draw:style-name="gr5" draw:text-style-name="P8" draw:layer="layout" svg:width="1.4cm" svg:height="1.4cm" svg:x="17.2cm" svg:y="18.15cm">
            <text:p text:style-name="P1"><text:span text:style-name="T10">Л</text:span></text:p>
          </draw:rect>
        </draw:g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2) Получить настоящее элемент.</text:span></text:p>
            <text:p text:style-name="P2"><text:span text:style-name="T5"/></text:p>
            <text:p text:style-name="P7"><text:span text:style-name="T8">CElement</text:span><text:span text:style-name="T9"> CBynary :: getNow ()</text:span></text:p>
            <text:p text:style-name="P7"><text:span text:style-name="T9">{</text:span></text:p>
            <text:p text:style-name="P7"><text:span text:style-name="T9"><text:s text:c="2"/></text:span><text:span text:style-name="T8">return</text:span><text:span text:style-name="T9"> Now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3) Сделать нынешним корневой.</text:span></text:p>
            <text:p text:style-name="P2"><text:span text:style-name="T5"/></text:p>
            <text:p text:style-name="P7"><text:span text:style-name="T8">void</text:span><text:span text:style-name="T9"> CBynary :: toRoot ()</text:span></text:p>
            <text:p text:style-name="P7"><text:span text:style-name="T9">{</text:span></text:p>
            <text:p text:style-name="P7"><text:span text:style-name="T9"><text:s text:c="2"/></text:span><text:span text:style-name="T9">Now = Root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4) Сделать нынешним левый, правый.</text:span></text:p>
            <text:p text:style-name="P2"><text:span text:style-name="T5"/></text:p>
            <text:p text:style-name="P7"><text:span text:style-name="T8">void</text:span><text:span text:style-name="T9"> CBynary :: toLeft ()</text:span></text:p>
            <text:p text:style-name="P7"><text:span text:style-name="T9">{</text:span></text:p>
            <text:p text:style-name="P7"><text:span text:style-name="T9"><text:s text:c="2"/></text:span><text:span text:style-name="T9">Now = Now-&gt; left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14.322cm" svg:x="0.8cm" svg:y="4.6cm" presentation:class="subtitle" presentation:user-transformed="true">
          <draw:text-box>
            <text:p text:style-name="P3"><text:span text:style-name="T5">5) элемент.</text:span></text:p>
            <text:p text:style-name="P2"><text:span text:style-name="T5"/></text:p>
            <text:p text:style-name="P7"><text:span text:style-name="T8">int</text:span><text:span text:style-name="T9"> CBynary :: find (CElement * E)</text:span></text:p>
            <text:p text:style-name="P7"><text:span text:style-name="T9">{Now = Root;</text:span></text:p>
            <text:p text:style-name="P7"><text:span text:style-name="T9"><text:s text:c="2"/></text:span><text:span text:style-name="T9">if (Now == E) { </text:span><text:span text:style-name="T8">return</text:span><text:span text:style-name="T9">1, }</text:span></text:p>
            <text:p text:style-name="P7"><text:span text:style-name="T9"><text:s text:c="2"/></text:span><text:span text:style-name="T9">if (findNext (Now-&gt; left, E) == 0)</text:span></text:p>
            <text:p text:style-name="P7"><text:span text:style-name="T9"><text:s text:c="2"/></text:span><text:span text:style-name="T9">{If (findNext (Now-&gt; right, E) == 0)</text:span></text:p>
            <text:p text:style-name="P7"><text:span text:style-name="T9"><text:s text:c="4"/></text:span><text:span text:style-name="T9">{ </text:span><text:span text:style-name="T8">return</text:span><text:span text:style-name="T9">0; }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8">return</text:span><text:span text:style-name="T9"> 1,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15.601cm" svg:x="0.8cm" svg:y="3.961cm" presentation:class="subtitle" presentation:user-transformed="true">
          <draw:text-box>
            <text:p text:style-name="P3"><text:span text:style-name="T5">5) элемент.</text:span></text:p>
            <text:p text:style-name="P2"><text:span text:style-name="T5"/></text:p>
            <text:p text:style-name="P7"><text:span text:style-name="T8">int</text:span><text:span text:style-name="T9"> CBynary :: findNext (CElement * Tut,</text:span></text:p>
            <text:p text:style-name="P7"><text:span text:style-name="T9"><text:s text:c="22"/></text:span><text:span text:style-name="T9">CElement * E)</text:span></text:p>
            <text:p text:style-name="P7"><text:span text:style-name="T9">{If (Tut == NULL) </text:span><text:span text:style-name="T8">return</text:span><text:span text:style-name="T9"> 0;</text:span></text:p>
            <text:p text:style-name="P7"><text:span text:style-name="T9"><text:s text:c="2"/></text:span><text:span text:style-name="T9">if (Tut == E) {Now = Tut; </text:span><text:span text:style-name="T8">return</text:span><text:span text:style-name="T9">1, }</text:span></text:p>
            <text:p text:style-name="P7"><text:span text:style-name="T9"><text:s text:c="2"/></text:span><text:span text:style-name="T9">if (findNext (Tut-&gt; left, E) == 0)</text:span></text:p>
            <text:p text:style-name="P7"><text:span text:style-name="T9"><text:s text:c="2"/></text:span><text:span text:style-name="T9">{If (findNext (Tut-&gt; right, E) == 0)</text:span></text:p>
            <text:p text:style-name="P7"><text:span text:style-name="T9"><text:s text:c="4"/></text:span><text:span text:style-name="T9">{ </text:span><text:span text:style-name="T8">return</text:span><text:span text:style-name="T9">0; }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8">return</text:span><text:span text:style-name="T9"> 1,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15.601cm" svg:x="0.8cm" svg:y="3.964cm" presentation:class="subtitle" presentation:user-transformed="true">
          <draw:text-box>
            <text:p text:style-name="P3"><text:span text:style-name="T5">6) Удалить настоящее элемент.</text:span></text:p>
            <text:p text:style-name="P2"><text:span text:style-name="T5"/></text:p>
            <text:p text:style-name="P7"><text:span text:style-name="T8">int</text:span><text:span text:style-name="T9"> CBynary :: delete ()</text:span></text:p>
            <text:p text:style-name="P7"><text:span text:style-name="T9">{ </text:span></text:p>
            <text:p text:style-name="P7"><text:span text:style-name="T9"><text:s text:c="2"/></text:span><text:span text:style-name="T9">if (Now! = NULL &amp;&amp; </text:span></text:p>
            <text:p text:style-name="P7"><text:span text:style-name="T9"><text:s text:c="6"/></text:span><text:span text:style-name="T9">Now-&gt; left == NULL &amp;&amp; </text:span></text:p>
            <text:p text:style-name="P7"><text:span text:style-name="T9"><text:s text:c="6"/></text:span><text:span text:style-name="T9">Now-&gt; right == NULL)</text:span></text:p>
            <text:p text:style-name="P7"><text:span text:style-name="T9"><text:s text:c="2"/></text:span><text:span text:style-name="T9">{</text:span></text:p>
            <text:p text:style-name="P7"><text:span text:style-name="T9"><text:s text:c="4"/></text:span><text:span text:style-name="T9">delete Now; Now = Root;</text:span><text:span text:style-name="T8">return</text:span><text:span text:style-name="T9"> 1,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9">return 0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Основные операции</text:span></text:p>
          </draw:text-box>
        </draw:frame>
        <draw:frame presentation:style-name="pr5" draw:text-style-name="P5" draw:layer="layout" svg:width="26.4cm" svg:height="16.027cm" svg:x="0.8cm" svg:y="3.755cm" presentation:class="subtitle" presentation:user-transformed="true">
          <draw:text-box>
            <text:p text:style-name="P3"><text:span text:style-name="T5">7) Удалить все элементы.</text:span></text:p>
            <text:p text:style-name="P2"><text:span text:style-name="T11"/></text:p>
            <text:p text:style-name="P7"><text:span text:style-name="T12">int</text:span><text:span text:style-name="T13"> CBynary :: deleteAll (CElement * E = NULL)</text:span></text:p>
            <text:p text:style-name="P7"><text:span text:style-name="T13">{ </text:span></text:p>
            <text:p text:style-name="P7"><text:span text:style-name="T13"><text:s/></text:span><text:span text:style-name="T12">if</text:span><text:span text:style-name="T13">(E! =</text:span><text:span text:style-name="T12">NULL</text:span><text:span text:style-name="T13"> )</text:span></text:p>
            <text:p text:style-name="P7"><text:span text:style-name="T13"><text:s/></text:span><text:span text:style-name="T13">{</text:span><text:span text:style-name="T12">if</text:span><text:span text:style-name="T13">(E-&gt; left! =</text:span><text:span text:style-name="T12">NULL</text:span><text:span text:style-name="T13">) DeleteAll (E-&gt; left)</text:span></text:p>
            <text:p text:style-name="P7"><text:span text:style-name="T13"><text:s text:c="2"/></text:span><text:span text:style-name="T12">if</text:span><text:span text:style-name="T13">(E-&gt; right! =</text:span><text:span text:style-name="T12">NULL</text:span><text:span text:style-name="T13">) DeleteAll (E-&gt; right)</text:span></text:p>
            <text:p text:style-name="P7"><text:span text:style-name="T13"><text:s text:c="2"/></text:span><text:span text:style-name="T12">delete</text:span><text:span text:style-name="T13"> E;</text:span></text:p>
            <text:p text:style-name="P7"><text:span text:style-name="T13"><text:s text:c="2"/></text:span><text:span text:style-name="T12">return</text:span><text:span text:style-name="T13"> 1,</text:span></text:p>
            <text:p text:style-name="P7"><text:span text:style-name="T13"><text:s/></text:span><text:span text:style-name="T13">} </text:span></text:p>
            <text:p text:style-name="P7"><text:span text:style-name="T13"><text:s/></text:span><text:span text:style-name="T12">if</text:span><text:span text:style-name="T13">(Root ==</text:span><text:span text:style-name="T12">NULL</text:span><text:span text:style-name="T13">) </text:span><text:span text:style-name="T12">return</text:span><text:span text:style-name="T13"> 0;</text:span></text:p>
            <text:p text:style-name="P7"><text:span text:style-name="T13"><text:s/></text:span><text:span text:style-name="T13">deleteAll (Root) Now =</text:span><text:span text:style-name="T12">NULL</text:span><text:span text:style-name="T13">; Root =</text:span><text:span text:style-name="T12">NULL</text:span><text:span text:style-name="T13">;</text:span></text:p>
            <text:p text:style-name="P7"><text:span text:style-name="T13"><text:s/></text:span><text:span text:style-name="T12">return</text:span><text:span text:style-name="T13"> 1,  </text:span></text:p>
            <text:p text:style-name="P7"><text:span text:style-name="T13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ы на деревьях</text:span><text:span text:style-name="T1"><text:line-break/></text:span><text:span text:style-name="T2">Игра "зоопарк"</text:span></text:p>
          </draw:text-box>
        </draw:frame>
        <draw:line draw:style-name="gr3" draw:text-style-name="P1" draw:layer="layout" svg:x1="6.8cm" svg:y1="11cm" svg:x2="4.6cm" svg:y2="12.3cm">
          <text:p/>
        </draw:line>
        <draw:g>
          <draw:rect draw:style-name="gr4" draw:text-style-name="P8" draw:layer="layout" svg:width="5.322cm" svg:height="2.8cm" svg:x="11.478cm" svg:y="4.4cm">
            <text:p text:style-name="P1"><text:span text:style-name="T10">Шея длинная?</text:span></text:p>
          </draw:rect>
          <draw:rect draw:style-name="gr5" draw:text-style-name="P8" draw:layer="layout" svg:width="2.192cm" svg:height="1.4cm" svg:x="14.53cm" svg:y="5.75cm">
            <text:p text:style-name="P1"><text:span text:style-name="T10">ни</text:span></text:p>
          </draw:rect>
          <draw:rect draw:style-name="gr5" draw:text-style-name="P8" draw:layer="layout" svg:width="2.191cm" svg:height="1.4cm" svg:x="11.4cm" svg:y="5.75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6.778cm" svg:y="8.3cm">
            <text:p text:style-name="P1"><text:span text:style-name="T10">Ноги есть?</text:span></text:p>
          </draw:rect>
          <draw:rect draw:style-name="gr5" draw:text-style-name="P8" draw:layer="layout" svg:width="2.192cm" svg:height="1.4cm" svg:x="9.83cm" svg:y="9.65cm">
            <text:p text:style-name="P1"><text:span text:style-name="T10">ни</text:span></text:p>
          </draw:rect>
          <draw:rect draw:style-name="gr5" draw:text-style-name="P8" draw:layer="layout" svg:width="2.191cm" svg:height="1.4cm" svg:x="6.7cm" svg:y="9.65cm">
            <text:p text:style-name="P1"><text:span text:style-name="T10">так</text:span></text:p>
          </draw:rect>
        </draw:g>
        <draw:line draw:style-name="gr3" draw:text-style-name="P1" draw:layer="layout" svg:x1="16.7cm" svg:y1="7.062cm" svg:x2="19cm" svg:y2="8.2cm">
          <text:p/>
        </draw:line>
        <draw:g>
          <draw:rect draw:style-name="gr4" draw:text-style-name="P8" draw:layer="layout" svg:width="5.322cm" svg:height="2.8cm" svg:x="16.228cm" svg:y="8.199cm">
            <text:p text:style-name="P1"><text:span text:style-name="T10">Глаза большие?</text:span></text:p>
          </draw:rect>
          <draw:rect draw:style-name="gr5" draw:text-style-name="P8" draw:layer="layout" svg:width="2.192cm" svg:height="1.4cm" svg:x="19.28cm" svg:y="9.549cm">
            <text:p text:style-name="P1"><text:span text:style-name="T10">ни</text:span></text:p>
          </draw:rect>
          <draw:rect draw:style-name="gr5" draw:text-style-name="P8" draw:layer="layout" svg:width="2.191cm" svg:height="1.4cm" svg:x="16.15cm" svg:y="9.549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2.078cm" svg:y="12.3cm">
            <text:p text:style-name="P1"><text:span text:style-name="T10">жираф</text:span></text:p>
          </draw:rect>
          <draw:rect draw:style-name="gr5" draw:text-style-name="P8" draw:layer="layout" svg:width="2.192cm" svg:height="1.4cm" svg:x="5.13cm" svg:y="13.65cm">
            <text:p text:style-name="P1"><text:span text:style-name="T10">ни</text:span></text:p>
          </draw:rect>
          <draw:rect draw:style-name="gr5" draw:text-style-name="P8" draw:layer="layout" svg:width="2.191cm" svg:height="1.4cm" svg:x="2cm" svg:y="13.65cm">
            <text:p text:style-name="P1"><text:span text:style-name="T10">так</text:span></text:p>
          </draw:rect>
        </draw:g>
        <draw:line draw:style-name="gr3" draw:text-style-name="P1" draw:layer="layout" svg:x1="11.5cm" svg:y1="7.084cm" svg:x2="9.3cm" svg:y2="8.29cm">
          <text:p/>
        </draw:line>
        <draw:g>
          <draw:rect draw:style-name="gr4" draw:text-style-name="P8" draw:layer="layout" svg:width="5.322cm" svg:height="2.8cm" svg:x="8.028cm" svg:y="12.299cm">
            <text:p text:style-name="P1"><text:span text:style-name="T10">змея</text:span></text:p>
          </draw:rect>
          <draw:rect draw:style-name="gr5" draw:text-style-name="P8" draw:layer="layout" svg:width="2.192cm" svg:height="1.4cm" svg:x="11.08cm" svg:y="13.649cm">
            <text:p text:style-name="P1"><text:span text:style-name="T10">ни</text:span></text:p>
          </draw:rect>
          <draw:rect draw:style-name="gr5" draw:text-style-name="P8" draw:layer="layout" svg:width="2.191cm" svg:height="1.4cm" svg:x="7.95cm" svg:y="13.649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15.028cm" svg:y="12.2cm">
            <text:p text:style-name="P1"><text:span text:style-name="T10">сова</text:span></text:p>
          </draw:rect>
          <draw:rect draw:style-name="gr5" draw:text-style-name="P8" draw:layer="layout" svg:width="2.192cm" svg:height="1.4cm" svg:x="18.08cm" svg:y="13.55cm">
            <text:p text:style-name="P1"><text:span text:style-name="T10">ни</text:span></text:p>
          </draw:rect>
          <draw:rect draw:style-name="gr5" draw:text-style-name="P8" draw:layer="layout" svg:width="2.191cm" svg:height="1.4cm" svg:x="14.95cm" svg:y="13.55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20.978cm" svg:y="12.199cm">
            <text:p text:style-name="P1"><text:span text:style-name="T10">слон</text:span></text:p>
          </draw:rect>
          <draw:rect draw:style-name="gr5" draw:text-style-name="P8" draw:layer="layout" svg:width="2.192cm" svg:height="1.4cm" svg:x="24.03cm" svg:y="13.549cm">
            <text:p text:style-name="P1"><text:span text:style-name="T10">ни</text:span></text:p>
          </draw:rect>
          <draw:rect draw:style-name="gr5" draw:text-style-name="P8" draw:layer="layout" svg:width="2.191cm" svg:height="1.4cm" svg:x="20.9cm" svg:y="13.549cm">
            <text:p text:style-name="P1"><text:span text:style-name="T10">так</text:span></text:p>
          </draw:rect>
        </draw:g>
        <draw:line draw:style-name="gr3" draw:text-style-name="P1" draw:layer="layout" svg:x1="11cm" svg:y1="11cm" svg:x2="11cm" svg:y2="12.299cm">
          <text:p/>
        </draw:line>
        <draw:line draw:style-name="gr3" draw:text-style-name="P1" draw:layer="layout" svg:x1="17.3cm" svg:y1="10.901cm" svg:x2="17.3cm" svg:y2="12.2cm">
          <text:p/>
        </draw:line>
        <draw:line draw:style-name="gr3" draw:text-style-name="P1" draw:layer="layout" svg:x1="21.5cm" svg:y1="10.973cm" svg:x2="23.8cm" svg:y2="12.2cm">
          <text:p/>
        </draw:line>
        <draw:g>
          <draw:rect draw:style-name="gr6" draw:text-style-name="P9" draw:layer="layout" svg:width="5.322cm" svg:height="2.8cm" svg:x="15.078cm" svg:y="16.3cm">
            <text:p text:style-name="P1"><text:span text:style-name="T14">мышка</text:span></text:p>
          </draw:rect>
          <draw:rect draw:style-name="gr7" draw:text-style-name="P8" draw:layer="layout" svg:width="2.192cm" svg:height="1.4cm" svg:x="18.13cm" svg:y="17.65cm">
            <text:p text:style-name="P1"><text:span text:style-name="T10">ни</text:span></text:p>
          </draw:rect>
          <draw:rect draw:style-name="gr7" draw:text-style-name="P8" draw:layer="layout" svg:width="2.191cm" svg:height="1.4cm" svg:x="15cm" svg:y="17.65cm">
            <text:p text:style-name="P1"><text:span text:style-name="T10">так</text:span></text:p>
          </draw:rect>
        </draw:g>
        <draw:g>
          <draw:rect draw:style-name="gr6" draw:text-style-name="P9" draw:layer="layout" svg:width="5.322cm" svg:height="2.8cm" svg:x="20.878cm" svg:y="16.3cm">
            <text:p text:style-name="P1"><text:span text:style-name="T14">слон</text:span></text:p>
          </draw:rect>
          <draw:rect draw:style-name="gr7" draw:text-style-name="P8" draw:layer="layout" svg:width="2.192cm" svg:height="1.4cm" svg:x="23.93cm" svg:y="17.65cm">
            <text:p text:style-name="P1"><text:span text:style-name="T10">ни</text:span></text:p>
          </draw:rect>
          <draw:rect draw:style-name="gr7" draw:text-style-name="P8" draw:layer="layout" svg:width="2.191cm" svg:height="1.4cm" svg:x="20.8cm" svg:y="17.65cm">
            <text:p text:style-name="P1"><text:span text:style-name="T10">так</text:span></text:p>
          </draw:rect>
        </draw:g>
        <draw:rect draw:style-name="gr8" draw:text-style-name="P10" draw:layer="layout" svg:width="6cm" svg:height="1cm" svg:x="20.6cm" svg:y="11.2cm">
          <text:p text:style-name="P1"><text:span text:style-name="T15">Живет в норке</text:span></text:p>
        </draw:rect>
        <draw:line draw:style-name="gr9" draw:text-style-name="P1" draw:layer="layout" svg:x1="20.9cm" svg:y1="15cm" svg:x2="18.7cm" svg:y2="16.3cm">
          <text:p/>
        </draw:line>
        <draw:line draw:style-name="gr9" draw:text-style-name="P1" draw:layer="layout" svg:x1="25.1cm" svg:y1="15cm" svg:x2="25.1cm" svg:y2="16.299cm">
          <text:p/>
        </draw:lin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Олександр Дрєєв</meta:initial-creator>
    <meta:creation-date>2012-11-01T17:35:35.61</meta:creation-date>
    <meta:editing-duration>PT3H4M6S</meta:editing-duration>
    <meta:editing-cycles>35</meta:editing-cycles>
    <dc:date>2012-11-11T19:09:16.23</dc:date>
    <dc:creator>Олександр Дрєєв</dc:creator>
    <meta:generator>OpenOffice.org/3.4$Win32 OpenOffice.org_project/340m1$Build-9590</meta:generator>
    <meta:document-statistic meta:object-count="140"/>
  </office:meta>
</office:document-meta>
</file>